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Ready</text:p>
      <text:p text:style-name="Standard"/>
      <text:p text:style-name="Standard">When any items is 'Readied' or 'UnReadied' we search the item for Special Abilities scripts with names OnReady or OnUnReady. For example, when an Orc readies a ring, we search the ring for any Special Abilities scripts named OnReady.</text:p>
      <text:p text:style-name="Standard"/>
      <text:p text:style-name="Heading">Parameters</text:p>
      <text:p text:style-name="Text_20_body">none</text:p>
      <text:p text:style-name="Heading">Context</text:p>
      <text:list xml:id="list33368524" text:style-name="L2">
        <text:list-item>
          <text:p text:style-name="P3">Character</text:p>
        </text:list-item>
        <text:list-item>
          <text:p text:style-name="P3">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24:12.35</meta:creation-date>
    <meta:generator>OpenOffice.org/3.2$Win32 OpenOffice.org_project/320m18$Build-9502</meta:generator>
    <dc:date>2012-06-17T13:32:23.47</dc:date>
    <dc:creator>Paul Stevens</dc:creator>
    <meta:editing-duration>PT00H15M03S</meta:editing-duration>
    <meta:editing-cycles>4</meta:editing-cycles>
    <meta:document-statistic meta:table-count="0" meta:image-count="0" meta:object-count="0" meta:page-count="1" meta:paragraph-count="7" meta:word-count="48" meta:character-count="277"/>
  </office:meta>
</office:document-meta>
</file>